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attore">
      <style:text-properties officeooo:paragraph-rsid="0013c123"/>
    </style:style>
    <style:style style:name="P4" style:family="paragraph" style:parent-style-name="Azione_20_sistema">
      <style:text-properties officeooo:paragraph-rsid="0013c123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3c12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paragraph-rsid="0013c123"/>
    </style:style>
    <style:style style:name="P7" style:family="paragraph" style:parent-style-name="Table_20_Contents">
      <style:text-properties officeooo:rsid="000fa0c5" officeooo:paragraph-rsid="0013c123"/>
    </style:style>
    <style:style style:name="T1" style:family="text">
      <style:text-properties officeooo:rsid="0013c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Modifica Orario da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">Impiegato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1">L'utente accede al sistema e viene riconosciuto come impiegato asilo.<text:line-break/>Un genitore recatosi in segreteria richiede la modifica dell'orario del proprio figli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4655161" text:style-name="Numerazione_20_UC">
              <text:list-item text:start-value="1">
                <text:p text:style-name="P3"><text:span text:style-name="T1">L'utente accede alla funzione per la modifica dell'orario di un bambino.</text:span></text:p>
              </text:list-item>
              <text:list-item>
                <text:p text:style-name="P4"><text:span text:style-name="T1">Il sistema mostra una form contenente le opzioni possibili per la modifica dell'orario. </text:span></text:p>
              </text:list-item>
              <text:list-item>
                <text:p text:style-name="P3"><text:span text:style-name="T1">L'utente setta le nuove impostazioni e conferma..</text:span></text:p>
              </text:list-item>
              <text:list-item>
                <text:p text:style-name="P4"><text:span text:style-name="T1">Il sistema verifica le nuove impostazion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">Il sistema visualizza il nuovo orario del bambin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1">Il sistema deve visualizzare la form contenente le opzioni possibili entro 20 secondi dalla sua richiesta.<text:line-break/>Il sistema deve visualizzare il messaggio di errore o il nuovo orario entro 20 secondi.</text:span></text:p>
          </table:table-cell>
        </table:table-row>
      </table:table>
      <text:p text:style-name="P5"><text:span text:style-name="T1">Modifica dell'orario di un bamb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4:52:18.28</meta:creation-date>
    <meta:editing-duration>P0D</meta:editing-duration>
    <meta:editing-cycles>2</meta:editing-cycles>
    <meta:generator>LibreOffice/3.6$Windows_x86 LibreOffice_project/da8c1e6-fd468f4-454e206-f42a4a9-143cfd</meta:generator>
    <dc:date>2012-10-26T05:02:16.83</dc:date>
    <meta:document-statistic meta:table-count="1" meta:image-count="0" meta:object-count="0" meta:page-count="1" meta:paragraph-count="20" meta:word-count="144" meta:character-count="961" meta:non-whitespace-character-count="840"/>
  </office:meta>
</office:document-meta>
</file>